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5152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og(a)</text:p>
          </table:table-cell>
          <table:table-cell office:value-type="string" table:style-name="ce2">
            <text:p>log(b)</text:p>
          </table:table-cell>
          <table:table-cell office:value-type="string" table:style-name="ce2">
            <text:p>sqrt(ab)</text:p>
          </table:table-cell>
          <table:table-cell office:value-type="string" table:style-name="ce2">
            <text:p>(log(a)+log(b))/2</text:p>
          </table:table-cell>
          <table:table-cell office:value-type="string" table:style-name="ce2">
            <text:p>k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.1622776601683795" table:formula="of:=SQRT([.A2]*[.B2])" table:style-name="ce3">
            <text:p>3,16227766</text:p>
          </table:table-cell>
          <table:table-cell office:value-type="float" office:value="0.5" table:formula="of:=([.C2]+[.D2])/2" table:style-name="ce3">
            <text:p>0,5</text:p>
          </table:table-cell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float" office:value="1" table:formula="of:=IF([.E2]&lt;[.G$2];[.E2];[.A2])" table:style-name="ce4">
            <text:p>1,000000000</text:p>
          </table:table-cell>
          <table:table-cell office:value-type="float" office:value="3.1622776601683795" table:formula="of:=IF([.E2]&lt;[.G$2];[.B2];[.E2])" table:style-name="ce4">
            <text:p>3,162277660</text:p>
          </table:table-cell>
          <table:table-cell office:value-type="float" office:value="0" table:formula="of:=IF([.E2]&lt;[.G$2];([.C2]+[.D2])/2;[.C2])" table:style-name="ce4">
            <text:p>0,000000000</text:p>
          </table:table-cell>
          <table:table-cell office:value-type="float" office:value="0.5" table:formula="of:=IF([.E2]&lt;[.G$2];[.D2];([.C2]+[.D2])/2)" table:style-name="ce4">
            <text:p>0,500000000</text:p>
          </table:table-cell>
          <table:table-cell office:value-type="float" office:value="1.7782794100389228" table:formula="of:=SQRT([.A3]*[.B3])" table:style-name="ce4">
            <text:p>1,778279410</text:p>
          </table:table-cell>
          <table:table-cell office:value-type="float" office:value="0.25" table:formula="of:=([.C3]+[.D3])/2" table:style-name="ce4">
            <text:p>0,250000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7782794100389228" table:formula="of:=IF([.E3]&lt;[.G$2];[.E3];[.A3])" table:style-name="ce4">
            <text:p>1,778279410</text:p>
          </table:table-cell>
          <table:table-cell office:value-type="float" office:value="3.1622776601683795" table:formula="of:=IF([.E3]&lt;[.G$2];[.B3];[.E3])" table:style-name="ce4">
            <text:p>3,162277660</text:p>
          </table:table-cell>
          <table:table-cell office:value-type="float" office:value="0.25" table:formula="of:=IF([.E3]&lt;[.G$2];([.C3]+[.D3])/2;[.C3])" table:style-name="ce4">
            <text:p>0,250000000</text:p>
          </table:table-cell>
          <table:table-cell office:value-type="float" office:value="0.5" table:formula="of:=IF([.E3]&lt;[.G$2];[.D3];([.C3]+[.D3])/2)" table:style-name="ce4">
            <text:p>0,500000000</text:p>
          </table:table-cell>
          <table:table-cell office:value-type="float" office:value="2.3713737056616555" table:formula="of:=SQRT([.A4]*[.B4])" table:style-name="ce4">
            <text:p>2,371373706</text:p>
          </table:table-cell>
          <table:table-cell office:value-type="float" office:value="0.375" table:formula="of:=([.C4]+[.D4])/2" table:style-name="ce4">
            <text:p>0,375000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7782794100389228" table:formula="of:=IF([.E4]&lt;[.G$2];[.E4];[.A4])" table:style-name="ce4">
            <text:p>1,778279410</text:p>
          </table:table-cell>
          <table:table-cell office:value-type="float" office:value="2.3713737056616555" table:formula="of:=IF([.E4]&lt;[.G$2];[.B4];[.E4])" table:style-name="ce4">
            <text:p>2,371373706</text:p>
          </table:table-cell>
          <table:table-cell office:value-type="float" office:value="0.25" table:formula="of:=IF([.E4]&lt;[.G$2];([.C4]+[.D4])/2;[.C4])" table:style-name="ce4">
            <text:p>0,250000000</text:p>
          </table:table-cell>
          <table:table-cell office:value-type="float" office:value="0.375" table:formula="of:=IF([.E4]&lt;[.G$2];[.D4];([.C4]+[.D4])/2)" table:style-name="ce4">
            <text:p>0,375000000</text:p>
          </table:table-cell>
          <table:table-cell office:value-type="float" office:value="2.0535250264571463" table:formula="of:=SQRT([.A5]*[.B5])" table:style-name="ce4">
            <text:p>2,053525026</text:p>
          </table:table-cell>
          <table:table-cell office:value-type="float" office:value="0.3125" table:formula="of:=([.C5]+[.D5])/2" table:style-name="ce4">
            <text:p>0,312500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7782794100389228" table:formula="of:=IF([.E5]&lt;[.G$2];[.E5];[.A5])" table:style-name="ce4">
            <text:p>1,778279410</text:p>
          </table:table-cell>
          <table:table-cell office:value-type="float" office:value="2.0535250264571463" table:formula="of:=IF([.E5]&lt;[.G$2];[.B5];[.E5])" table:style-name="ce4">
            <text:p>2,053525026</text:p>
          </table:table-cell>
          <table:table-cell office:value-type="float" office:value="0.25" table:formula="of:=IF([.E5]&lt;[.G$2];([.C5]+[.D5])/2;[.C5])" table:style-name="ce4">
            <text:p>0,250000000</text:p>
          </table:table-cell>
          <table:table-cell office:value-type="float" office:value="0.3125" table:formula="of:=IF([.E5]&lt;[.G$2];[.D5];([.C5]+[.D5])/2)" table:style-name="ce4">
            <text:p>0,312500000</text:p>
          </table:table-cell>
          <table:table-cell office:value-type="float" office:value="1.9109529749704406" table:formula="of:=SQRT([.A6]*[.B6])" table:style-name="ce4">
            <text:p>1,910952975</text:p>
          </table:table-cell>
          <table:table-cell office:value-type="float" office:value="0.28125" table:formula="of:=([.C6]+[.D6])/2" table:style-name="ce4">
            <text:p>0,281250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109529749704406" table:formula="of:=IF([.E6]&lt;[.G$2];[.E6];[.A6])" table:style-name="ce4">
            <text:p>1,910952975</text:p>
          </table:table-cell>
          <table:table-cell office:value-type="float" office:value="2.0535250264571463" table:formula="of:=IF([.E6]&lt;[.G$2];[.B6];[.E6])" table:style-name="ce4">
            <text:p>2,053525026</text:p>
          </table:table-cell>
          <table:table-cell office:value-type="float" office:value="0.28125" table:formula="of:=IF([.E6]&lt;[.G$2];([.C6]+[.D6])/2;[.C6])" table:style-name="ce4">
            <text:p>0,281250000</text:p>
          </table:table-cell>
          <table:table-cell office:value-type="float" office:value="0.3125" table:formula="of:=IF([.E6]&lt;[.G$2];[.D6];([.C6]+[.D6])/2)" table:style-name="ce4">
            <text:p>0,312500000</text:p>
          </table:table-cell>
          <table:table-cell office:value-type="float" office:value="1.9809567785503388" table:formula="of:=SQRT([.A7]*[.B7])" table:style-name="ce4">
            <text:p>1,980956779</text:p>
          </table:table-cell>
          <table:table-cell office:value-type="float" office:value="0.296875" table:formula="of:=([.C7]+[.D7])/2" table:style-name="ce4">
            <text:p>0,2968750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809567785503388" table:formula="of:=IF([.E7]&lt;[.G$2];[.E7];[.A7])" table:style-name="ce4">
            <text:p>1,980956779</text:p>
          </table:table-cell>
          <table:table-cell office:value-type="float" office:value="2.0535250264571463" table:formula="of:=IF([.E7]&lt;[.G$2];[.B7];[.E7])" table:style-name="ce4">
            <text:p>2,053525026</text:p>
          </table:table-cell>
          <table:table-cell office:value-type="float" office:value="0.296875" table:formula="of:=IF([.E7]&lt;[.G$2];([.C7]+[.D7])/2;[.C7])" table:style-name="ce4">
            <text:p>0,296875000</text:p>
          </table:table-cell>
          <table:table-cell office:value-type="float" office:value="0.3125" table:formula="of:=IF([.E7]&lt;[.G$2];[.D7];([.C7]+[.D7])/2)" table:style-name="ce4">
            <text:p>0,312500000</text:p>
          </table:table-cell>
          <table:table-cell office:value-type="float" office:value="2.0169145547303304" table:formula="of:=SQRT([.A8]*[.B8])" table:style-name="ce4">
            <text:p>2,016914555</text:p>
          </table:table-cell>
          <table:table-cell office:value-type="float" office:value="0.3046875" table:formula="of:=([.C8]+[.D8])/2" table:style-name="ce4">
            <text:p>0,30468750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809567785503388" table:formula="of:=IF([.E8]&lt;[.G$2];[.E8];[.A8])" table:style-name="ce4">
            <text:p>1,980956779</text:p>
          </table:table-cell>
          <table:table-cell office:value-type="float" office:value="2.0169145547303304" table:formula="of:=IF([.E8]&lt;[.G$2];[.B8];[.E8])" table:style-name="ce4">
            <text:p>2,016914555</text:p>
          </table:table-cell>
          <table:table-cell office:value-type="float" office:value="0.296875" table:formula="of:=IF([.E8]&lt;[.G$2];([.C8]+[.D8])/2;[.C8])" table:style-name="ce4">
            <text:p>0,296875000</text:p>
          </table:table-cell>
          <table:table-cell office:value-type="float" office:value="0.3046875" table:formula="of:=IF([.E8]&lt;[.G$2];[.D8];([.C8]+[.D8])/2)" table:style-name="ce4">
            <text:p>0,304687500</text:p>
          </table:table-cell>
          <table:table-cell office:value-type="float" office:value="1.9988548118735103" table:formula="of:=SQRT([.A9]*[.B9])" table:style-name="ce4">
            <text:p>1,998854812</text:p>
          </table:table-cell>
          <table:table-cell office:value-type="float" office:value="0.30078125" table:formula="of:=([.C9]+[.D9])/2" table:style-name="ce4">
            <text:p>0,3007812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88548118735103" table:formula="of:=IF([.E9]&lt;[.G$2];[.E9];[.A9])" table:style-name="ce4">
            <text:p>1,998854812</text:p>
          </table:table-cell>
          <table:table-cell office:value-type="float" office:value="2.0169145547303304" table:formula="of:=IF([.E9]&lt;[.G$2];[.B9];[.E9])" table:style-name="ce4">
            <text:p>2,016914555</text:p>
          </table:table-cell>
          <table:table-cell office:value-type="float" office:value="0.30078125" table:formula="of:=IF([.E9]&lt;[.G$2];([.C9]+[.D9])/2;[.C9])" table:style-name="ce4">
            <text:p>0,300781250</text:p>
          </table:table-cell>
          <table:table-cell office:value-type="float" office:value="0.3046875" table:formula="of:=IF([.E9]&lt;[.G$2];[.D9];([.C9]+[.D9])/2)" table:style-name="ce4">
            <text:p>0,304687500</text:p>
          </table:table-cell>
          <table:table-cell office:value-type="float" office:value="2.0078643786024095" table:formula="of:=SQRT([.A10]*[.B10])" table:style-name="ce4">
            <text:p>2,007864379</text:p>
          </table:table-cell>
          <table:table-cell office:value-type="float" office:value="0.302734375" table:formula="of:=([.C10]+[.D10])/2" table:style-name="ce4">
            <text:p>0,30273437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88548118735103" table:formula="of:=IF([.E10]&lt;[.G$2];[.E10];[.A10])" table:style-name="ce4">
            <text:p>1,998854812</text:p>
          </table:table-cell>
          <table:table-cell office:value-type="float" office:value="2.0078643786024095" table:formula="of:=IF([.E10]&lt;[.G$2];[.B10];[.E10])" table:style-name="ce4">
            <text:p>2,007864379</text:p>
          </table:table-cell>
          <table:table-cell office:value-type="float" office:value="0.30078125" table:formula="of:=IF([.E10]&lt;[.G$2];([.C10]+[.D10])/2;[.C10])" table:style-name="ce4">
            <text:p>0,300781250</text:p>
          </table:table-cell>
          <table:table-cell office:value-type="float" office:value="0.302734375" table:formula="of:=IF([.E10]&lt;[.G$2];[.D10];([.C10]+[.D10])/2)" table:style-name="ce4">
            <text:p>0,302734375</text:p>
          </table:table-cell>
          <table:table-cell office:value-type="float" office:value="2.0033545304710403" table:formula="of:=SQRT([.A11]*[.B11])" table:style-name="ce4">
            <text:p>2,003354530</text:p>
          </table:table-cell>
          <table:table-cell office:value-type="float" office:value="0.3017578125" table:formula="of:=([.C11]+[.D11])/2" table:style-name="ce4">
            <text:p>0,30175781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88548118735103" table:formula="of:=IF([.E11]&lt;[.G$2];[.E11];[.A11])" table:style-name="ce4">
            <text:p>1,998854812</text:p>
          </table:table-cell>
          <table:table-cell office:value-type="float" office:value="2.0033545304710403" table:formula="of:=IF([.E11]&lt;[.G$2];[.B11];[.E11])" table:style-name="ce4">
            <text:p>2,003354530</text:p>
          </table:table-cell>
          <table:table-cell office:value-type="float" office:value="0.30078125" table:formula="of:=IF([.E11]&lt;[.G$2];([.C11]+[.D11])/2;[.C11])" table:style-name="ce4">
            <text:p>0,300781250</text:p>
          </table:table-cell>
          <table:table-cell office:value-type="float" office:value="0.3017578125" table:formula="of:=IF([.E11]&lt;[.G$2];[.D11];([.C11]+[.D11])/2)" table:style-name="ce4">
            <text:p>0,301757813</text:p>
          </table:table-cell>
          <table:table-cell office:value-type="float" office:value="2.0011034064037361" table:formula="of:=SQRT([.A12]*[.B12])" table:style-name="ce4">
            <text:p>2,001103406</text:p>
          </table:table-cell>
          <table:table-cell office:value-type="float" office:value="0.30126953125" table:formula="of:=([.C12]+[.D12])/2" table:style-name="ce4">
            <text:p>0,30126953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88548118735103" table:formula="of:=IF([.E12]&lt;[.G$2];[.E12];[.A12])" table:style-name="ce4">
            <text:p>1,998854812</text:p>
          </table:table-cell>
          <table:table-cell office:value-type="float" office:value="2.0011034064037361" table:formula="of:=IF([.E12]&lt;[.G$2];[.B12];[.E12])" table:style-name="ce4">
            <text:p>2,001103406</text:p>
          </table:table-cell>
          <table:table-cell office:value-type="float" office:value="0.30078125" table:formula="of:=IF([.E12]&lt;[.G$2];([.C12]+[.D12])/2;[.C12])" table:style-name="ce4">
            <text:p>0,300781250</text:p>
          </table:table-cell>
          <table:table-cell office:value-type="float" office:value="0.30126953125" table:formula="of:=IF([.E12]&lt;[.G$2];[.D12];([.C12]+[.D12])/2)" table:style-name="ce4">
            <text:p>0,301269531</text:p>
          </table:table-cell>
          <table:table-cell office:value-type="float" office:value="1.9999787931242123" table:formula="of:=SQRT([.A13]*[.B13])" table:style-name="ce4">
            <text:p>1,999978793</text:p>
          </table:table-cell>
          <table:table-cell office:value-type="float" office:value="0.301025390625" table:formula="of:=([.C13]+[.D13])/2" table:style-name="ce4">
            <text:p>0,30102539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787931242123" table:formula="of:=IF([.E13]&lt;[.G$2];[.E13];[.A13])" table:style-name="ce4">
            <text:p>1,999978793</text:p>
          </table:table-cell>
          <table:table-cell office:value-type="float" office:value="2.0011034064037361" table:formula="of:=IF([.E13]&lt;[.G$2];[.B13];[.E13])" table:style-name="ce4">
            <text:p>2,001103406</text:p>
          </table:table-cell>
          <table:table-cell office:value-type="float" office:value="0.301025390625" table:formula="of:=IF([.E13]&lt;[.G$2];([.C13]+[.D13])/2;[.C13])" table:style-name="ce4">
            <text:p>0,301025391</text:p>
          </table:table-cell>
          <table:table-cell office:value-type="float" office:value="0.30126953125" table:formula="of:=IF([.E13]&lt;[.G$2];[.D13];([.C13]+[.D13])/2)" table:style-name="ce4">
            <text:p>0,301269531</text:p>
          </table:table-cell>
          <table:table-cell office:value-type="float" office:value="2.0005410207381638" table:formula="of:=SQRT([.A14]*[.B14])" table:style-name="ce4">
            <text:p>2,000541021</text:p>
          </table:table-cell>
          <table:table-cell office:value-type="float" office:value="0.3011474609375" table:formula="of:=([.C14]+[.D14])/2" table:style-name="ce4">
            <text:p>0,30114746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787931242123" table:formula="of:=IF([.E14]&lt;[.G$2];[.E14];[.A14])" table:style-name="ce4">
            <text:p>1,999978793</text:p>
          </table:table-cell>
          <table:table-cell office:value-type="float" office:value="2.0005410207381638" table:formula="of:=IF([.E14]&lt;[.G$2];[.B14];[.E14])" table:style-name="ce4">
            <text:p>2,000541021</text:p>
          </table:table-cell>
          <table:table-cell office:value-type="float" office:value="0.301025390625" table:formula="of:=IF([.E14]&lt;[.G$2];([.C14]+[.D14])/2;[.C14])" table:style-name="ce4">
            <text:p>0,301025391</text:p>
          </table:table-cell>
          <table:table-cell office:value-type="float" office:value="0.3011474609375" table:formula="of:=IF([.E14]&lt;[.G$2];[.D14];([.C14]+[.D14])/2)" table:style-name="ce4">
            <text:p>0,301147461</text:p>
          </table:table-cell>
          <table:table-cell office:value-type="float" office:value="2.0002598871775117" table:formula="of:=SQRT([.A15]*[.B15])" table:style-name="ce4">
            <text:p>2,000259887</text:p>
          </table:table-cell>
          <table:table-cell office:value-type="float" office:value="0.30108642578125" table:formula="of:=([.C15]+[.D15])/2" table:style-name="ce4">
            <text:p>0,301086426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787931242123" table:formula="of:=IF([.E15]&lt;[.G$2];[.E15];[.A15])" table:style-name="ce4">
            <text:p>1,999978793</text:p>
          </table:table-cell>
          <table:table-cell office:value-type="float" office:value="2.0002598871775117" table:formula="of:=IF([.E15]&lt;[.G$2];[.B15];[.E15])" table:style-name="ce4">
            <text:p>2,000259887</text:p>
          </table:table-cell>
          <table:table-cell office:value-type="float" office:value="0.301025390625" table:formula="of:=IF([.E15]&lt;[.G$2];([.C15]+[.D15])/2;[.C15])" table:style-name="ce4">
            <text:p>0,301025391</text:p>
          </table:table-cell>
          <table:table-cell office:value-type="float" office:value="0.30108642578125" table:formula="of:=IF([.E15]&lt;[.G$2];[.D15];([.C15]+[.D15])/2)" table:style-name="ce4">
            <text:p>0,301086426</text:p>
          </table:table-cell>
          <table:table-cell office:value-type="float" office:value="2.0001193352127897" table:formula="of:=SQRT([.A16]*[.B16])" table:style-name="ce4">
            <text:p>2,000119335</text:p>
          </table:table-cell>
          <table:table-cell office:value-type="float" office:value="0.301055908203125" table:formula="of:=([.C16]+[.D16])/2" table:style-name="ce4">
            <text:p>0,30105590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787931242123" table:formula="of:=IF([.E16]&lt;[.G$2];[.E16];[.A16])" table:style-name="ce4">
            <text:p>1,999978793</text:p>
          </table:table-cell>
          <table:table-cell office:value-type="float" office:value="2.0001193352127897" table:formula="of:=IF([.E16]&lt;[.G$2];[.B16];[.E16])" table:style-name="ce4">
            <text:p>2,000119335</text:p>
          </table:table-cell>
          <table:table-cell office:value-type="float" office:value="0.301025390625" table:formula="of:=IF([.E16]&lt;[.G$2];([.C16]+[.D16])/2;[.C16])" table:style-name="ce4">
            <text:p>0,301025391</text:p>
          </table:table-cell>
          <table:table-cell office:value-type="float" office:value="0.301055908203125" table:formula="of:=IF([.E16]&lt;[.G$2];[.D16];([.C16]+[.D16])/2)" table:style-name="ce4">
            <text:p>0,301055908</text:p>
          </table:table-cell>
          <table:table-cell office:value-type="float" office:value="2.0000490629340262" table:formula="of:=SQRT([.A17]*[.B17])" table:style-name="ce4">
            <text:p>2,000049063</text:p>
          </table:table-cell>
          <table:table-cell office:value-type="float" office:value="0.3010406494140625" table:formula="of:=([.C17]+[.D17])/2" table:style-name="ce4">
            <text:p>0,30104064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787931242123" table:formula="of:=IF([.E17]&lt;[.G$2];[.E17];[.A17])" table:style-name="ce4">
            <text:p>1,999978793</text:p>
          </table:table-cell>
          <table:table-cell office:value-type="float" office:value="2.0000490629340262" table:formula="of:=IF([.E17]&lt;[.G$2];[.B17];[.E17])" table:style-name="ce4">
            <text:p>2,000049063</text:p>
          </table:table-cell>
          <table:table-cell office:value-type="float" office:value="0.301025390625" table:formula="of:=IF([.E17]&lt;[.G$2];([.C17]+[.D17])/2;[.C17])" table:style-name="ce4">
            <text:p>0,301025391</text:p>
          </table:table-cell>
          <table:table-cell office:value-type="float" office:value="0.3010406494140625" table:formula="of:=IF([.E17]&lt;[.G$2];[.D17];([.C17]+[.D17])/2)" table:style-name="ce4">
            <text:p>0,301040649</text:p>
          </table:table-cell>
          <table:table-cell office:value-type="float" office:value="2.0000139277205062" table:formula="of:=SQRT([.A18]*[.B18])" table:style-name="ce4">
            <text:p>2,000013928</text:p>
          </table:table-cell>
          <table:table-cell office:value-type="float" office:value="0.30103302001953125" table:formula="of:=([.C18]+[.D18])/2" table:style-name="ce4">
            <text:p>0,30103302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787931242123" table:formula="of:=IF([.E18]&lt;[.G$2];[.E18];[.A18])" table:style-name="ce4">
            <text:p>1,999978793</text:p>
          </table:table-cell>
          <table:table-cell office:value-type="float" office:value="2.0000139277205062" table:formula="of:=IF([.E18]&lt;[.G$2];[.B18];[.E18])" table:style-name="ce4">
            <text:p>2,000013928</text:p>
          </table:table-cell>
          <table:table-cell office:value-type="float" office:value="0.301025390625" table:formula="of:=IF([.E18]&lt;[.G$2];([.C18]+[.D18])/2;[.C18])" table:style-name="ce4">
            <text:p>0,301025391</text:p>
          </table:table-cell>
          <table:table-cell office:value-type="float" office:value="0.30103302001953125" table:formula="of:=IF([.E18]&lt;[.G$2];[.D18];([.C18]+[.D18])/2)" table:style-name="ce4">
            <text:p>0,301033020</text:p>
          </table:table-cell>
          <table:table-cell office:value-type="float" office:value="1.9999963603452067" table:formula="of:=SQRT([.A19]*[.B19])" table:style-name="ce4">
            <text:p>1,999996360</text:p>
          </table:table-cell>
          <table:table-cell office:value-type="float" office:value="0.30102920532226563" table:formula="of:=([.C19]+[.D19])/2" table:style-name="ce4">
            <text:p>0,301029205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963603452067" table:formula="of:=IF([.E19]&lt;[.G$2];[.E19];[.A19])" table:style-name="ce4">
            <text:p>1,999996360</text:p>
          </table:table-cell>
          <table:table-cell office:value-type="float" office:value="2.0000139277205062" table:formula="of:=IF([.E19]&lt;[.G$2];[.B19];[.E19])" table:style-name="ce4">
            <text:p>2,000013928</text:p>
          </table:table-cell>
          <table:table-cell office:value-type="float" office:value="0.30102920532226563" table:formula="of:=IF([.E19]&lt;[.G$2];([.C19]+[.D19])/2;[.C19])" table:style-name="ce4">
            <text:p>0,301029205</text:p>
          </table:table-cell>
          <table:table-cell office:value-type="float" office:value="0.30103302001953125" table:formula="of:=IF([.E19]&lt;[.G$2];[.D19];([.C19]+[.D19])/2)" table:style-name="ce4">
            <text:p>0,301033020</text:p>
          </table:table-cell>
          <table:table-cell office:value-type="float" office:value="2.000005144013568" table:formula="of:=SQRT([.A20]*[.B20])" table:style-name="ce4">
            <text:p>2,000005144</text:p>
          </table:table-cell>
          <table:table-cell office:value-type="float" office:value="0.30103111267089844" table:formula="of:=([.C20]+[.D20])/2" table:style-name="ce4">
            <text:p>0,30103111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963603452067" table:formula="of:=IF([.E20]&lt;[.G$2];[.E20];[.A20])" table:style-name="ce4">
            <text:p>1,999996360</text:p>
          </table:table-cell>
          <table:table-cell office:value-type="float" office:value="2.000005144013568" table:formula="of:=IF([.E20]&lt;[.G$2];[.B20];[.E20])" table:style-name="ce4">
            <text:p>2,000005144</text:p>
          </table:table-cell>
          <table:table-cell office:value-type="float" office:value="0.30102920532226563" table:formula="of:=IF([.E20]&lt;[.G$2];([.C20]+[.D20])/2;[.C20])" table:style-name="ce4">
            <text:p>0,301029205</text:p>
          </table:table-cell>
          <table:table-cell office:value-type="float" office:value="0.30103111267089844" table:formula="of:=IF([.E20]&lt;[.G$2];[.D20];([.C20]+[.D20])/2)" table:style-name="ce4">
            <text:p>0,301031113</text:p>
          </table:table-cell>
          <table:table-cell office:value-type="float" office:value="2.0000007521745653" table:formula="of:=SQRT([.A21]*[.B21])" table:style-name="ce4">
            <text:p>2,000000752</text:p>
          </table:table-cell>
          <table:table-cell office:value-type="float" office:value="0.30103015899658203" table:formula="of:=([.C21]+[.D21])/2" table:style-name="ce4">
            <text:p>0,30103015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963603452067" table:formula="of:=IF([.E21]&lt;[.G$2];[.E21];[.A21])" table:style-name="ce4">
            <text:p>1,999996360</text:p>
          </table:table-cell>
          <table:table-cell office:value-type="float" office:value="2.0000007521745653" table:formula="of:=IF([.E21]&lt;[.G$2];[.B21];[.E21])" table:style-name="ce4">
            <text:p>2,000000752</text:p>
          </table:table-cell>
          <table:table-cell office:value-type="float" office:value="0.30102920532226563" table:formula="of:=IF([.E21]&lt;[.G$2];([.C21]+[.D21])/2;[.C21])" table:style-name="ce4">
            <text:p>0,301029205</text:p>
          </table:table-cell>
          <table:table-cell office:value-type="float" office:value="0.30103015899658203" table:formula="of:=IF([.E21]&lt;[.G$2];[.D21];([.C21]+[.D21])/2)" table:style-name="ce4">
            <text:p>0,301030159</text:p>
          </table:table-cell>
          <table:table-cell office:value-type="float" office:value="1.9999985562586804" table:formula="of:=SQRT([.A22]*[.B22])" table:style-name="ce4">
            <text:p>1,999998556</text:p>
          </table:table-cell>
          <table:table-cell office:value-type="float" office:value="0.30102968215942383" table:formula="of:=([.C22]+[.D22])/2" table:style-name="ce4">
            <text:p>0,30102968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985562586804" table:formula="of:=IF([.E22]&lt;[.G$2];[.E22];[.A22])" table:style-name="ce4">
            <text:p>1,999998556</text:p>
          </table:table-cell>
          <table:table-cell office:value-type="float" office:value="2.0000007521745653" table:formula="of:=IF([.E22]&lt;[.G$2];[.B22];[.E22])" table:style-name="ce4">
            <text:p>2,000000752</text:p>
          </table:table-cell>
          <table:table-cell office:value-type="float" office:value="0.30102968215942383" table:formula="of:=IF([.E22]&lt;[.G$2];([.C22]+[.D22])/2;[.C22])" table:style-name="ce4">
            <text:p>0,301029682</text:p>
          </table:table-cell>
          <table:table-cell office:value-type="float" office:value="0.30103015899658203" table:formula="of:=IF([.E22]&lt;[.G$2];[.D22];([.C22]+[.D22])/2)" table:style-name="ce4">
            <text:p>0,301030159</text:p>
          </table:table-cell>
          <table:table-cell office:value-type="float" office:value="1.9999996542163214" table:formula="of:=SQRT([.A23]*[.B23])" table:style-name="ce4">
            <text:p>1,999999654</text:p>
          </table:table-cell>
          <table:table-cell office:value-type="float" office:value="0.30102992057800293" table:formula="of:=([.C23]+[.D23])/2" table:style-name="ce4">
            <text:p>0,30102992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996542163214" table:formula="of:=IF([.E23]&lt;[.G$2];[.E23];[.A23])" table:style-name="ce4">
            <text:p>1,999999654</text:p>
          </table:table-cell>
          <table:table-cell office:value-type="float" office:value="2.0000007521745653" table:formula="of:=IF([.E23]&lt;[.G$2];[.B23];[.E23])" table:style-name="ce4">
            <text:p>2,000000752</text:p>
          </table:table-cell>
          <table:table-cell office:value-type="float" office:value="0.30102992057800293" table:formula="of:=IF([.E23]&lt;[.G$2];([.C23]+[.D23])/2;[.C23])" table:style-name="ce4">
            <text:p>0,301029921</text:p>
          </table:table-cell>
          <table:table-cell office:value-type="float" office:value="0.30103015899658203" table:formula="of:=IF([.E23]&lt;[.G$2];[.D23];([.C23]+[.D23])/2)" table:style-name="ce4">
            <text:p>0,301030159</text:p>
          </table:table-cell>
          <table:table-cell office:value-type="float" office:value="2.0000002031953681" table:formula="of:=SQRT([.A24]*[.B24])" table:style-name="ce4">
            <text:p>2,000000203</text:p>
          </table:table-cell>
          <table:table-cell office:value-type="float" office:value="0.30103003978729248" table:formula="of:=([.C24]+[.D24])/2" table:style-name="ce4">
            <text:p>0,30103004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1.9999996542163214" table:formula="of:=IF([.E24]&lt;[.G$2];[.E24];[.A24])" table:style-name="ce4">
            <text:p>1,999999654</text:p>
          </table:table-cell>
          <table:table-cell office:value-type="float" office:value="2.0000002031953681" table:formula="of:=IF([.E24]&lt;[.G$2];[.B24];[.E24])" table:style-name="ce4">
            <text:p>2,000000203</text:p>
          </table:table-cell>
          <table:table-cell office:value-type="float" office:value="0.30102992057800293" table:formula="of:=IF([.E24]&lt;[.G$2];([.C24]+[.D24])/2;[.C24])" table:style-name="ce4">
            <text:p>0,301029921</text:p>
          </table:table-cell>
          <table:table-cell office:value-type="float" office:value="0.30103003978729248" table:formula="of:=IF([.E24]&lt;[.G$2];[.D24];([.C24]+[.D24])/2)" table:style-name="ce4">
            <text:p>0,301030040</text:p>
          </table:table-cell>
          <table:table-cell office:value-type="float" office:value="1.9999999287058259" table:formula="of:=SQRT([.A25]*[.B25])" table:style-name="ce4">
            <text:p>1,999999929</text:p>
          </table:table-cell>
          <table:table-cell office:value-type="float" office:value="0.30102998018264771" table:formula="of:=([.C25]+[.D25])/2" table:style-name="ce4">
            <text:p>0,301029980</text:p>
          </table:table-cell>
          <table:table-cell table:style-name="ce3"/>
          <table:table-cell table:number-columns-repeated="16377"/>
        </table:table-row>
        <table:table-row table:number-rows-repeated="7" table:style-name="ro1">
          <table:table-cell table:number-columns-repeated="6" table:style-name="ce4"/>
          <table:table-cell table:style-name="ce3"/>
          <table:table-cell table:number-columns-repeated="16377"/>
        </table:table-row>
        <table:table-row table:number-rows-repeated="34" table:style-name="ro1">
          <table:table-cell table:number-columns-repeated="6" table:style-name="ce4"/>
          <table:table-cell table:number-columns-repeated="16378"/>
        </table:table-row>
        <table:table-row table:number-rows-repeated="104851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log(a)</text:p>
          </table:table-cell>
          <table:table-cell office:value-type="string" table:style-name="ce2">
            <text:p>log(b)</text:p>
          </table:table-cell>
          <table:table-cell office:value-type="string" table:style-name="ce2">
            <text:p>sqrt(ab)</text:p>
          </table:table-cell>
          <table:table-cell office:value-type="string" table:style-name="ce2">
            <text:p>(log(a)+log(b))/2</text:p>
          </table:table-cell>
          <table:table-cell office:value-type="string" table:style-name="ce2">
            <text:p>k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1622776601683795" table:formula="of:=SQRT([.A2]*[.B2])" table:style-name="ce1">
            <text:p>3,16227766</text:p>
          </table:table-cell>
          <table:table-cell office:value-type="float" office:value="0.5" table:formula="of:=([.C2]+[.D2])/2" table:style-name="ce1">
            <text:p>0,5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IF(SQRT([.A2]*[.B2])&lt;[.G$2];SQRT([.A2]*[.B2]);[.A2])" table:style-name="ce1">
            <text:p>1</text:p>
          </table:table-cell>
          <table:table-cell office:value-type="float" office:value="3.1622776601683795" table:formula="of:=IF(SQRT([.A2]*[.B2])&lt;[.G$2];[.B2];SQRT([.A2]*[.B2]))" table:style-name="ce1">
            <text:p>3,16227766</text:p>
          </table:table-cell>
          <table:table-cell office:value-type="float" office:value="0" table:formula="of:=IF(SQRT([.A2]*[.B2])&lt;[.G$2];([.C2]+[.D2])/2;[.C2])" table:style-name="ce1">
            <text:p>0</text:p>
          </table:table-cell>
          <table:table-cell office:value-type="float" office:value="0.5" table:formula="of:=IF(SQRT([.A2]*[.B2])&lt;[.G$2];[.D2];([.C2]+[.D2])/2)" table:style-name="ce1">
            <text:p>0,5</text:p>
          </table:table-cell>
          <table:table-cell office:value-type="float" office:value="1.7782794100389228" table:formula="of:=SQRT([.A3]*[.B3])" table:style-name="ce1">
            <text:p>1,77827941</text:p>
          </table:table-cell>
          <table:table-cell office:value-type="float" office:value="0.25" table:formula="of:=([.C3]+[.D3])/2" table:style-name="ce1">
            <text:p>0,25</text:p>
          </table:table-cell>
          <table:table-cell table:number-columns-repeated="3" table:style-name="ce1"/>
          <table:table-cell office:value-type="float" office:value="2.0002598871775117" table:formula="of:=10^[.F15]" table:style-name="ce1">
            <text:p>2,000259887</text:p>
          </table:table-cell>
          <table:table-cell table:number-columns-repeated="16374"/>
        </table:table-row>
        <table:table-row table:style-name="ro1">
          <table:table-cell office:value-type="float" office:value="1.7782794100389228" table:formula="of:=IF(SQRT([.A3]*[.B3])&lt;[.G$2];SQRT([.A3]*[.B3]);[.A3])" table:style-name="ce1">
            <text:p>1,77827941</text:p>
          </table:table-cell>
          <table:table-cell office:value-type="float" office:value="3.1622776601683795" table:formula="of:=IF(SQRT([.A3]*[.B3])&lt;[.G$2];[.B3];SQRT([.A3]*[.B3]))" table:style-name="ce1">
            <text:p>3,16227766</text:p>
          </table:table-cell>
          <table:table-cell office:value-type="float" office:value="0.25" table:formula="of:=IF(SQRT([.A3]*[.B3])&lt;[.G$2];([.C3]+[.D3])/2;[.C3])" table:style-name="ce1">
            <text:p>0,25</text:p>
          </table:table-cell>
          <table:table-cell office:value-type="float" office:value="0.5" table:formula="of:=IF(SQRT([.A3]*[.B3])&lt;[.G$2];[.D3];([.C3]+[.D3])/2)" table:style-name="ce1">
            <text:p>0,5</text:p>
          </table:table-cell>
          <table:table-cell office:value-type="float" office:value="2.3713737056616555" table:formula="of:=SQRT([.A4]*[.B4])" table:style-name="ce1">
            <text:p>2,371373706</text:p>
          </table:table-cell>
          <table:table-cell office:value-type="float" office:value="0.375" table:formula="of:=([.C4]+[.D4])/2" table:style-name="ce1">
            <text:p>0,375</text:p>
          </table:table-cell>
          <table:table-cell table:number-columns-repeated="16378" table:style-name="ce1"/>
        </table:table-row>
        <table:table-row table:style-name="ro1">
          <table:table-cell office:value-type="float" office:value="1.7782794100389228" table:formula="of:=IF(SQRT([.A4]*[.B4])&lt;[.G$2];SQRT([.A4]*[.B4]);[.A4])" table:style-name="ce1">
            <text:p>1,77827941</text:p>
          </table:table-cell>
          <table:table-cell office:value-type="float" office:value="2.3713737056616555" table:formula="of:=IF(SQRT([.A4]*[.B4])&lt;[.G$2];[.B4];SQRT([.A4]*[.B4]))" table:style-name="ce1">
            <text:p>2,371373706</text:p>
          </table:table-cell>
          <table:table-cell office:value-type="float" office:value="0.25" table:formula="of:=IF(SQRT([.A4]*[.B4])&lt;[.G$2];([.C4]+[.D4])/2;[.C4])" table:style-name="ce1">
            <text:p>0,25</text:p>
          </table:table-cell>
          <table:table-cell office:value-type="float" office:value="0.375" table:formula="of:=IF(SQRT([.A4]*[.B4])&lt;[.G$2];[.D4];([.C4]+[.D4])/2)" table:style-name="ce1">
            <text:p>0,375</text:p>
          </table:table-cell>
          <table:table-cell office:value-type="float" office:value="2.0535250264571463" table:formula="of:=SQRT([.A5]*[.B5])" table:style-name="ce1">
            <text:p>2,053525026</text:p>
          </table:table-cell>
          <table:table-cell office:value-type="float" office:value="0.3125" table:formula="of:=([.C5]+[.D5])/2" table:style-name="ce1">
            <text:p>0,3125</text:p>
          </table:table-cell>
          <table:table-cell table:number-columns-repeated="16378" table:style-name="ce1"/>
        </table:table-row>
        <table:table-row table:style-name="ro1">
          <table:table-cell office:value-type="float" office:value="1.7782794100389228" table:formula="of:=IF(SQRT([.A5]*[.B5])&lt;[.G$2];SQRT([.A5]*[.B5]);[.A5])" table:style-name="ce1">
            <text:p>1,77827941</text:p>
          </table:table-cell>
          <table:table-cell office:value-type="float" office:value="2.0535250264571463" table:formula="of:=IF(SQRT([.A5]*[.B5])&lt;[.G$2];[.B5];SQRT([.A5]*[.B5]))" table:style-name="ce1">
            <text:p>2,053525026</text:p>
          </table:table-cell>
          <table:table-cell office:value-type="float" office:value="0.25" table:formula="of:=IF(SQRT([.A5]*[.B5])&lt;[.G$2];([.C5]+[.D5])/2;[.C5])" table:style-name="ce1">
            <text:p>0,25</text:p>
          </table:table-cell>
          <table:table-cell office:value-type="float" office:value="0.3125" table:formula="of:=IF(SQRT([.A5]*[.B5])&lt;[.G$2];[.D5];([.C5]+[.D5])/2)" table:style-name="ce1">
            <text:p>0,3125</text:p>
          </table:table-cell>
          <table:table-cell office:value-type="float" office:value="1.9109529749704406" table:formula="of:=SQRT([.A6]*[.B6])" table:style-name="ce1">
            <text:p>1,910952975</text:p>
          </table:table-cell>
          <table:table-cell office:value-type="float" office:value="0.28125" table:formula="of:=([.C6]+[.D6])/2" table:style-name="ce1">
            <text:p>0,28125</text:p>
          </table:table-cell>
          <table:table-cell table:number-columns-repeated="16378" table:style-name="ce1"/>
        </table:table-row>
        <table:table-row table:style-name="ro1">
          <table:table-cell office:value-type="float" office:value="1.9109529749704406" table:formula="of:=IF(SQRT([.A6]*[.B6])&lt;[.G$2];SQRT([.A6]*[.B6]);[.A6])" table:style-name="ce1">
            <text:p>1,910952975</text:p>
          </table:table-cell>
          <table:table-cell office:value-type="float" office:value="2.0535250264571463" table:formula="of:=IF(SQRT([.A6]*[.B6])&lt;[.G$2];[.B6];SQRT([.A6]*[.B6]))" table:style-name="ce1">
            <text:p>2,053525026</text:p>
          </table:table-cell>
          <table:table-cell office:value-type="float" office:value="0.28125" table:formula="of:=IF(SQRT([.A6]*[.B6])&lt;[.G$2];([.C6]+[.D6])/2;[.C6])" table:style-name="ce1">
            <text:p>0,28125</text:p>
          </table:table-cell>
          <table:table-cell office:value-type="float" office:value="0.3125" table:formula="of:=IF(SQRT([.A6]*[.B6])&lt;[.G$2];[.D6];([.C6]+[.D6])/2)" table:style-name="ce1">
            <text:p>0,3125</text:p>
          </table:table-cell>
          <table:table-cell office:value-type="float" office:value="1.9809567785503388" table:formula="of:=SQRT([.A7]*[.B7])" table:style-name="ce1">
            <text:p>1,980956779</text:p>
          </table:table-cell>
          <table:table-cell office:value-type="float" office:value="0.296875" table:formula="of:=([.C7]+[.D7])/2" table:style-name="ce1">
            <text:p>0,296875</text:p>
          </table:table-cell>
          <table:table-cell table:number-columns-repeated="16378" table:style-name="ce1"/>
        </table:table-row>
        <table:table-row table:style-name="ro1">
          <table:table-cell office:value-type="float" office:value="1.9809567785503388" table:formula="of:=IF(SQRT([.A7]*[.B7])&lt;[.G$2];SQRT([.A7]*[.B7]);[.A7])" table:style-name="ce1">
            <text:p>1,980956779</text:p>
          </table:table-cell>
          <table:table-cell office:value-type="float" office:value="2.0535250264571463" table:formula="of:=IF(SQRT([.A7]*[.B7])&lt;[.G$2];[.B7];SQRT([.A7]*[.B7]))" table:style-name="ce1">
            <text:p>2,053525026</text:p>
          </table:table-cell>
          <table:table-cell office:value-type="float" office:value="0.296875" table:formula="of:=IF(SQRT([.A7]*[.B7])&lt;[.G$2];([.C7]+[.D7])/2;[.C7])" table:style-name="ce1">
            <text:p>0,296875</text:p>
          </table:table-cell>
          <table:table-cell office:value-type="float" office:value="0.3125" table:formula="of:=IF(SQRT([.A7]*[.B7])&lt;[.G$2];[.D7];([.C7]+[.D7])/2)" table:style-name="ce1">
            <text:p>0,3125</text:p>
          </table:table-cell>
          <table:table-cell office:value-type="float" office:value="2.0169145547303304" table:formula="of:=SQRT([.A8]*[.B8])" table:style-name="ce1">
            <text:p>2,016914555</text:p>
          </table:table-cell>
          <table:table-cell office:value-type="float" office:value="0.3046875" table:formula="of:=([.C8]+[.D8])/2" table:style-name="ce1">
            <text:p>0,3046875</text:p>
          </table:table-cell>
          <table:table-cell table:number-columns-repeated="16378" table:style-name="ce1"/>
        </table:table-row>
        <table:table-row table:style-name="ro1">
          <table:table-cell office:value-type="float" office:value="1.9809567785503388" table:formula="of:=IF(SQRT([.A8]*[.B8])&lt;[.G$2];SQRT([.A8]*[.B8]);[.A8])" table:style-name="ce1">
            <text:p>1,980956779</text:p>
          </table:table-cell>
          <table:table-cell office:value-type="float" office:value="2.0169145547303304" table:formula="of:=IF(SQRT([.A8]*[.B8])&lt;[.G$2];[.B8];SQRT([.A8]*[.B8]))" table:style-name="ce1">
            <text:p>2,016914555</text:p>
          </table:table-cell>
          <table:table-cell office:value-type="float" office:value="0.296875" table:formula="of:=IF(SQRT([.A8]*[.B8])&lt;[.G$2];([.C8]+[.D8])/2;[.C8])" table:style-name="ce1">
            <text:p>0,296875</text:p>
          </table:table-cell>
          <table:table-cell office:value-type="float" office:value="0.3046875" table:formula="of:=IF(SQRT([.A8]*[.B8])&lt;[.G$2];[.D8];([.C8]+[.D8])/2)" table:style-name="ce1">
            <text:p>0,3046875</text:p>
          </table:table-cell>
          <table:table-cell office:value-type="float" office:value="1.9988548118735103" table:formula="of:=SQRT([.A9]*[.B9])" table:style-name="ce1">
            <text:p>1,998854812</text:p>
          </table:table-cell>
          <table:table-cell office:value-type="float" office:value="0.30078125" table:formula="of:=([.C9]+[.D9])/2" table:style-name="ce1">
            <text:p>0,30078125</text:p>
          </table:table-cell>
          <table:table-cell table:number-columns-repeated="16378" table:style-name="ce1"/>
        </table:table-row>
        <table:table-row table:style-name="ro1">
          <table:table-cell office:value-type="float" office:value="1.9988548118735103" table:formula="of:=IF(SQRT([.A9]*[.B9])&lt;[.G$2];SQRT([.A9]*[.B9]);[.A9])" table:style-name="ce1">
            <text:p>1,998854812</text:p>
          </table:table-cell>
          <table:table-cell office:value-type="float" office:value="2.0169145547303304" table:formula="of:=IF(SQRT([.A9]*[.B9])&lt;[.G$2];[.B9];SQRT([.A9]*[.B9]))" table:style-name="ce1">
            <text:p>2,016914555</text:p>
          </table:table-cell>
          <table:table-cell office:value-type="float" office:value="0.30078125" table:formula="of:=IF(SQRT([.A9]*[.B9])&lt;[.G$2];([.C9]+[.D9])/2;[.C9])" table:style-name="ce1">
            <text:p>0,30078125</text:p>
          </table:table-cell>
          <table:table-cell office:value-type="float" office:value="0.3046875" table:formula="of:=IF(SQRT([.A9]*[.B9])&lt;[.G$2];[.D9];([.C9]+[.D9])/2)" table:style-name="ce1">
            <text:p>0,3046875</text:p>
          </table:table-cell>
          <table:table-cell office:value-type="float" office:value="2.0078643786024095" table:formula="of:=SQRT([.A10]*[.B10])" table:style-name="ce1">
            <text:p>2,007864379</text:p>
          </table:table-cell>
          <table:table-cell office:value-type="float" office:value="0.302734375" table:formula="of:=([.C10]+[.D10])/2" table:style-name="ce1">
            <text:p>0,302734375</text:p>
          </table:table-cell>
          <table:table-cell table:number-columns-repeated="16378" table:style-name="ce1"/>
        </table:table-row>
        <table:table-row table:style-name="ro1">
          <table:table-cell office:value-type="float" office:value="1.9988548118735103" table:formula="of:=IF(SQRT([.A10]*[.B10])&lt;[.G$2];SQRT([.A10]*[.B10]);[.A10])" table:style-name="ce1">
            <text:p>1,998854812</text:p>
          </table:table-cell>
          <table:table-cell office:value-type="float" office:value="2.0078643786024095" table:formula="of:=IF(SQRT([.A10]*[.B10])&lt;[.G$2];[.B10];SQRT([.A10]*[.B10]))" table:style-name="ce1">
            <text:p>2,007864379</text:p>
          </table:table-cell>
          <table:table-cell office:value-type="float" office:value="0.30078125" table:formula="of:=IF(SQRT([.A10]*[.B10])&lt;[.G$2];([.C10]+[.D10])/2;[.C10])" table:style-name="ce1">
            <text:p>0,30078125</text:p>
          </table:table-cell>
          <table:table-cell office:value-type="float" office:value="0.302734375" table:formula="of:=IF(SQRT([.A10]*[.B10])&lt;[.G$2];[.D10];([.C10]+[.D10])/2)" table:style-name="ce1">
            <text:p>0,302734375</text:p>
          </table:table-cell>
          <table:table-cell office:value-type="float" office:value="2.0033545304710403" table:formula="of:=SQRT([.A11]*[.B11])" table:style-name="ce1">
            <text:p>2,00335453</text:p>
          </table:table-cell>
          <table:table-cell office:value-type="float" office:value="0.3017578125" table:formula="of:=([.C11]+[.D11])/2" table:style-name="ce1">
            <text:p>0,301757813</text:p>
          </table:table-cell>
          <table:table-cell table:number-columns-repeated="16378" table:style-name="ce1"/>
        </table:table-row>
        <table:table-row table:style-name="ro1">
          <table:table-cell office:value-type="float" office:value="1.9988548118735103" table:formula="of:=IF(SQRT([.A11]*[.B11])&lt;[.G$2];SQRT([.A11]*[.B11]);[.A11])" table:style-name="ce1">
            <text:p>1,998854812</text:p>
          </table:table-cell>
          <table:table-cell office:value-type="float" office:value="2.0033545304710403" table:formula="of:=IF(SQRT([.A11]*[.B11])&lt;[.G$2];[.B11];SQRT([.A11]*[.B11]))" table:style-name="ce1">
            <text:p>2,00335453</text:p>
          </table:table-cell>
          <table:table-cell office:value-type="float" office:value="0.30078125" table:formula="of:=IF(SQRT([.A11]*[.B11])&lt;[.G$2];([.C11]+[.D11])/2;[.C11])" table:style-name="ce1">
            <text:p>0,30078125</text:p>
          </table:table-cell>
          <table:table-cell office:value-type="float" office:value="0.3017578125" table:formula="of:=IF(SQRT([.A11]*[.B11])&lt;[.G$2];[.D11];([.C11]+[.D11])/2)" table:style-name="ce1">
            <text:p>0,301757813</text:p>
          </table:table-cell>
          <table:table-cell office:value-type="float" office:value="2.0011034064037361" table:formula="of:=SQRT([.A12]*[.B12])" table:style-name="ce1">
            <text:p>2,001103406</text:p>
          </table:table-cell>
          <table:table-cell office:value-type="float" office:value="0.30126953125" table:formula="of:=([.C12]+[.D12])/2" table:style-name="ce1">
            <text:p>0,301269531</text:p>
          </table:table-cell>
          <table:table-cell table:number-columns-repeated="16378" table:style-name="ce1"/>
        </table:table-row>
        <table:table-row table:style-name="ro1">
          <table:table-cell office:value-type="float" office:value="1.9988548118735103" table:formula="of:=IF(SQRT([.A12]*[.B12])&lt;[.G$2];SQRT([.A12]*[.B12]);[.A12])" table:style-name="ce1">
            <text:p>1,998854812</text:p>
          </table:table-cell>
          <table:table-cell office:value-type="float" office:value="2.0011034064037361" table:formula="of:=IF(SQRT([.A12]*[.B12])&lt;[.G$2];[.B12];SQRT([.A12]*[.B12]))" table:style-name="ce1">
            <text:p>2,001103406</text:p>
          </table:table-cell>
          <table:table-cell office:value-type="float" office:value="0.30078125" table:formula="of:=IF(SQRT([.A12]*[.B12])&lt;[.G$2];([.C12]+[.D12])/2;[.C12])" table:style-name="ce1">
            <text:p>0,30078125</text:p>
          </table:table-cell>
          <table:table-cell office:value-type="float" office:value="0.30126953125" table:formula="of:=IF(SQRT([.A12]*[.B12])&lt;[.G$2];[.D12];([.C12]+[.D12])/2)" table:style-name="ce1">
            <text:p>0,301269531</text:p>
          </table:table-cell>
          <table:table-cell office:value-type="float" office:value="1.9999787931242123" table:formula="of:=SQRT([.A13]*[.B13])" table:style-name="ce1">
            <text:p>1,999978793</text:p>
          </table:table-cell>
          <table:table-cell office:value-type="float" office:value="0.301025390625" table:formula="of:=([.C13]+[.D13])/2" table:style-name="ce1">
            <text:p>0,301025391</text:p>
          </table:table-cell>
          <table:table-cell table:number-columns-repeated="16378" table:style-name="ce1"/>
        </table:table-row>
        <table:table-row table:style-name="ro1">
          <table:table-cell office:value-type="float" office:value="1.9999787931242123" table:formula="of:=IF(SQRT([.A13]*[.B13])&lt;[.G$2];SQRT([.A13]*[.B13]);[.A13])" table:style-name="ce1">
            <text:p>1,999978793</text:p>
          </table:table-cell>
          <table:table-cell office:value-type="float" office:value="2.0011034064037361" table:formula="of:=IF(SQRT([.A13]*[.B13])&lt;[.G$2];[.B13];SQRT([.A13]*[.B13]))" table:style-name="ce1">
            <text:p>2,001103406</text:p>
          </table:table-cell>
          <table:table-cell office:value-type="float" office:value="0.301025390625" table:formula="of:=IF(SQRT([.A13]*[.B13])&lt;[.G$2];([.C13]+[.D13])/2;[.C13])" table:style-name="ce1">
            <text:p>0,301025391</text:p>
          </table:table-cell>
          <table:table-cell office:value-type="float" office:value="0.30126953125" table:formula="of:=IF(SQRT([.A13]*[.B13])&lt;[.G$2];[.D13];([.C13]+[.D13])/2)" table:style-name="ce1">
            <text:p>0,301269531</text:p>
          </table:table-cell>
          <table:table-cell office:value-type="float" office:value="2.0005410207381638" table:formula="of:=SQRT([.A14]*[.B14])" table:style-name="ce1">
            <text:p>2,000541021</text:p>
          </table:table-cell>
          <table:table-cell office:value-type="float" office:value="0.3011474609375" table:formula="of:=([.C14]+[.D14])/2" table:style-name="ce1">
            <text:p>0,301147461</text:p>
          </table:table-cell>
          <table:table-cell table:number-columns-repeated="16378" table:style-name="ce1"/>
        </table:table-row>
        <table:table-row table:style-name="ro1">
          <table:table-cell office:value-type="float" office:value="1.9999787931242123" table:formula="of:=IF(SQRT([.A14]*[.B14])&lt;[.G$2];SQRT([.A14]*[.B14]);[.A14])" table:style-name="ce1">
            <text:p>1,999978793</text:p>
          </table:table-cell>
          <table:table-cell office:value-type="float" office:value="2.0005410207381638" table:formula="of:=IF(SQRT([.A14]*[.B14])&lt;[.G$2];[.B14];SQRT([.A14]*[.B14]))" table:style-name="ce1">
            <text:p>2,000541021</text:p>
          </table:table-cell>
          <table:table-cell office:value-type="float" office:value="0.301025390625" table:formula="of:=IF(SQRT([.A14]*[.B14])&lt;[.G$2];([.C14]+[.D14])/2;[.C14])" table:style-name="ce1">
            <text:p>0,301025391</text:p>
          </table:table-cell>
          <table:table-cell office:value-type="float" office:value="0.3011474609375" table:formula="of:=IF(SQRT([.A14]*[.B14])&lt;[.G$2];[.D14];([.C14]+[.D14])/2)" table:style-name="ce1">
            <text:p>0,301147461</text:p>
          </table:table-cell>
          <table:table-cell office:value-type="float" office:value="2.0002598871775117" table:formula="of:=SQRT([.A15]*[.B15])" table:style-name="ce1">
            <text:p>2,000259887</text:p>
          </table:table-cell>
          <table:table-cell office:value-type="float" office:value="0.30108642578125" table:formula="of:=([.C15]+[.D15])/2" table:style-name="ce1">
            <text:p>0,301086426</text:p>
          </table:table-cell>
          <table:table-cell table:number-columns-repeated="16378" table:style-name="ce1"/>
        </table:table-row>
        <table:table-row table:style-name="ro1">
          <table:table-cell office:value-type="float" office:value="1.9999787931242123" table:formula="of:=IF(SQRT([.A15]*[.B15])&lt;[.G$2];SQRT([.A15]*[.B15]);[.A15])" table:style-name="ce1">
            <text:p>1,999978793</text:p>
          </table:table-cell>
          <table:table-cell office:value-type="float" office:value="2.0002598871775117" table:formula="of:=IF(SQRT([.A15]*[.B15])&lt;[.G$2];[.B15];SQRT([.A15]*[.B15]))" table:style-name="ce1">
            <text:p>2,000259887</text:p>
          </table:table-cell>
          <table:table-cell office:value-type="float" office:value="0.301025390625" table:formula="of:=IF(SQRT([.A15]*[.B15])&lt;[.G$2];([.C15]+[.D15])/2;[.C15])" table:style-name="ce1">
            <text:p>0,301025391</text:p>
          </table:table-cell>
          <table:table-cell office:value-type="float" office:value="0.30108642578125" table:formula="of:=IF(SQRT([.A15]*[.B15])&lt;[.G$2];[.D15];([.C15]+[.D15])/2)" table:style-name="ce1">
            <text:p>0,301086426</text:p>
          </table:table-cell>
          <table:table-cell office:value-type="float" office:value="2.0001193352127897" table:formula="of:=SQRT([.A16]*[.B16])" table:style-name="ce1">
            <text:p>2,000119335</text:p>
          </table:table-cell>
          <table:table-cell office:value-type="float" office:value="0.301055908203125" table:formula="of:=([.C16]+[.D16])/2" table:style-name="ce1">
            <text:p>0,301055908</text:p>
          </table:table-cell>
          <table:table-cell table:number-columns-repeated="16378" table:style-name="ce1"/>
        </table:table-row>
        <table:table-row table:style-name="ro1">
          <table:table-cell office:value-type="float" office:value="1.9999787931242123" table:formula="of:=IF(SQRT([.A16]*[.B16])&lt;[.G$2];SQRT([.A16]*[.B16]);[.A16])" table:style-name="ce1">
            <text:p>1,999978793</text:p>
          </table:table-cell>
          <table:table-cell office:value-type="float" office:value="2.0001193352127897" table:formula="of:=IF(SQRT([.A16]*[.B16])&lt;[.G$2];[.B16];SQRT([.A16]*[.B16]))" table:style-name="ce1">
            <text:p>2,000119335</text:p>
          </table:table-cell>
          <table:table-cell office:value-type="float" office:value="0.301025390625" table:formula="of:=IF(SQRT([.A16]*[.B16])&lt;[.G$2];([.C16]+[.D16])/2;[.C16])" table:style-name="ce1">
            <text:p>0,301025391</text:p>
          </table:table-cell>
          <table:table-cell office:value-type="float" office:value="0.301055908203125" table:formula="of:=IF(SQRT([.A16]*[.B16])&lt;[.G$2];[.D16];([.C16]+[.D16])/2)" table:style-name="ce1">
            <text:p>0,301055908</text:p>
          </table:table-cell>
          <table:table-cell office:value-type="float" office:value="2.0000490629340262" table:formula="of:=SQRT([.A17]*[.B17])" table:style-name="ce1">
            <text:p>2,000049063</text:p>
          </table:table-cell>
          <table:table-cell office:value-type="float" office:value="0.3010406494140625" table:formula="of:=([.C17]+[.D17])/2" table:style-name="ce1">
            <text:p>0,301040649</text:p>
          </table:table-cell>
          <table:table-cell table:number-columns-repeated="16378"/>
        </table:table-row>
        <table:table-row table:style-name="ro1">
          <table:table-cell office:value-type="float" office:value="1.9999787931242123" table:formula="of:=IF(SQRT([.A17]*[.B17])&lt;[.G$2];SQRT([.A17]*[.B17]);[.A17])" table:style-name="ce1">
            <text:p>1,999978793</text:p>
          </table:table-cell>
          <table:table-cell office:value-type="float" office:value="2.0000490629340262" table:formula="of:=IF(SQRT([.A17]*[.B17])&lt;[.G$2];[.B17];SQRT([.A17]*[.B17]))" table:style-name="ce1">
            <text:p>2,000049063</text:p>
          </table:table-cell>
          <table:table-cell office:value-type="float" office:value="0.301025390625" table:formula="of:=IF(SQRT([.A17]*[.B17])&lt;[.G$2];([.C17]+[.D17])/2;[.C17])" table:style-name="ce1">
            <text:p>0,301025391</text:p>
          </table:table-cell>
          <table:table-cell office:value-type="float" office:value="0.3010406494140625" table:formula="of:=IF(SQRT([.A17]*[.B17])&lt;[.G$2];[.D17];([.C17]+[.D17])/2)" table:style-name="ce1">
            <text:p>0,301040649</text:p>
          </table:table-cell>
          <table:table-cell office:value-type="float" office:value="2.0000139277205062" table:formula="of:=SQRT([.A18]*[.B18])" table:style-name="ce1">
            <text:p>2,000013928</text:p>
          </table:table-cell>
          <table:table-cell office:value-type="float" office:value="0.30103302001953125" table:formula="of:=([.C18]+[.D18])/2" table:style-name="ce1">
            <text:p>0,30103302</text:p>
          </table:table-cell>
          <table:table-cell table:number-columns-repeated="16378"/>
        </table:table-row>
        <table:table-row table:style-name="ro1">
          <table:table-cell office:value-type="float" office:value="1.9999787931242123" table:formula="of:=IF(SQRT([.A18]*[.B18])&lt;[.G$2];SQRT([.A18]*[.B18]);[.A18])" table:style-name="ce1">
            <text:p>1,999978793</text:p>
          </table:table-cell>
          <table:table-cell office:value-type="float" office:value="2.0000139277205062" table:formula="of:=IF(SQRT([.A18]*[.B18])&lt;[.G$2];[.B18];SQRT([.A18]*[.B18]))" table:style-name="ce1">
            <text:p>2,000013928</text:p>
          </table:table-cell>
          <table:table-cell office:value-type="float" office:value="0.301025390625" table:formula="of:=IF(SQRT([.A18]*[.B18])&lt;[.G$2];([.C18]+[.D18])/2;[.C18])" table:style-name="ce1">
            <text:p>0,301025391</text:p>
          </table:table-cell>
          <table:table-cell office:value-type="float" office:value="0.30103302001953125" table:formula="of:=IF(SQRT([.A18]*[.B18])&lt;[.G$2];[.D18];([.C18]+[.D18])/2)" table:style-name="ce1">
            <text:p>0,30103302</text:p>
          </table:table-cell>
          <table:table-cell office:value-type="float" office:value="1.9999963603452067" table:formula="of:=SQRT([.A19]*[.B19])" table:style-name="ce1">
            <text:p>1,99999636</text:p>
          </table:table-cell>
          <table:table-cell office:value-type="float" office:value="0.30102920532226563" table:formula="of:=([.C19]+[.D19])/2" table:style-name="ce1">
            <text:p>0,301029205</text:p>
          </table:table-cell>
          <table:table-cell table:number-columns-repeated="16378"/>
        </table:table-row>
        <table:table-row table:style-name="ro1">
          <table:table-cell office:value-type="float" office:value="1.9999963603452067" table:formula="of:=IF(SQRT([.A19]*[.B19])&lt;[.G$2];SQRT([.A19]*[.B19]);[.A19])" table:style-name="ce1">
            <text:p>1,99999636</text:p>
          </table:table-cell>
          <table:table-cell office:value-type="float" office:value="2.0000139277205062" table:formula="of:=IF(SQRT([.A19]*[.B19])&lt;[.G$2];[.B19];SQRT([.A19]*[.B19]))" table:style-name="ce1">
            <text:p>2,000013928</text:p>
          </table:table-cell>
          <table:table-cell office:value-type="float" office:value="0.30102920532226563" table:formula="of:=IF(SQRT([.A19]*[.B19])&lt;[.G$2];([.C19]+[.D19])/2;[.C19])" table:style-name="ce1">
            <text:p>0,301029205</text:p>
          </table:table-cell>
          <table:table-cell office:value-type="float" office:value="0.30103302001953125" table:formula="of:=IF(SQRT([.A19]*[.B19])&lt;[.G$2];[.D19];([.C19]+[.D19])/2)" table:style-name="ce1">
            <text:p>0,30103302</text:p>
          </table:table-cell>
          <table:table-cell office:value-type="float" office:value="2.000005144013568" table:formula="of:=SQRT([.A20]*[.B20])" table:style-name="ce1">
            <text:p>2,000005144</text:p>
          </table:table-cell>
          <table:table-cell office:value-type="float" office:value="0.30103111267089844" table:formula="of:=([.C20]+[.D20])/2" table:style-name="ce1">
            <text:p>0,301031113</text:p>
          </table:table-cell>
          <table:table-cell table:number-columns-repeated="16378"/>
        </table:table-row>
        <table:table-row table:style-name="ro1">
          <table:table-cell office:value-type="float" office:value="1.9999963603452067" table:formula="of:=IF(SQRT([.A20]*[.B20])&lt;[.G$2];SQRT([.A20]*[.B20]);[.A20])" table:style-name="ce1">
            <text:p>1,99999636</text:p>
          </table:table-cell>
          <table:table-cell office:value-type="float" office:value="2.000005144013568" table:formula="of:=IF(SQRT([.A20]*[.B20])&lt;[.G$2];[.B20];SQRT([.A20]*[.B20]))" table:style-name="ce1">
            <text:p>2,000005144</text:p>
          </table:table-cell>
          <table:table-cell office:value-type="float" office:value="0.30102920532226563" table:formula="of:=IF(SQRT([.A20]*[.B20])&lt;[.G$2];([.C20]+[.D20])/2;[.C20])" table:style-name="ce1">
            <text:p>0,301029205</text:p>
          </table:table-cell>
          <table:table-cell office:value-type="float" office:value="0.30103111267089844" table:formula="of:=IF(SQRT([.A20]*[.B20])&lt;[.G$2];[.D20];([.C20]+[.D20])/2)" table:style-name="ce1">
            <text:p>0,301031113</text:p>
          </table:table-cell>
          <table:table-cell office:value-type="float" office:value="2.0000007521745653" table:formula="of:=SQRT([.A21]*[.B21])" table:style-name="ce1">
            <text:p>2,000000752</text:p>
          </table:table-cell>
          <table:table-cell office:value-type="float" office:value="0.30103015899658203" table:formula="of:=([.C21]+[.D21])/2" table:style-name="ce1">
            <text:p>0,301030159</text:p>
          </table:table-cell>
          <table:table-cell table:number-columns-repeated="16378"/>
        </table:table-row>
        <table:table-row table:style-name="ro1">
          <table:table-cell office:value-type="float" office:value="1.9999963603452067" table:formula="of:=IF(SQRT([.A21]*[.B21])&lt;[.G$2];SQRT([.A21]*[.B21]);[.A21])" table:style-name="ce1">
            <text:p>1,99999636</text:p>
          </table:table-cell>
          <table:table-cell office:value-type="float" office:value="2.0000007521745653" table:formula="of:=IF(SQRT([.A21]*[.B21])&lt;[.G$2];[.B21];SQRT([.A21]*[.B21]))" table:style-name="ce1">
            <text:p>2,000000752</text:p>
          </table:table-cell>
          <table:table-cell office:value-type="float" office:value="0.30102920532226563" table:formula="of:=IF(SQRT([.A21]*[.B21])&lt;[.G$2];([.C21]+[.D21])/2;[.C21])" table:style-name="ce1">
            <text:p>0,301029205</text:p>
          </table:table-cell>
          <table:table-cell office:value-type="float" office:value="0.30103015899658203" table:formula="of:=IF(SQRT([.A21]*[.B21])&lt;[.G$2];[.D21];([.C21]+[.D21])/2)" table:style-name="ce1">
            <text:p>0,301030159</text:p>
          </table:table-cell>
          <table:table-cell office:value-type="float" office:value="1.9999985562586804" table:formula="of:=SQRT([.A22]*[.B22])" table:style-name="ce1">
            <text:p>1,999998556</text:p>
          </table:table-cell>
          <table:table-cell office:value-type="float" office:value="0.30102968215942383" table:formula="of:=([.C22]+[.D22])/2" table:style-name="ce1">
            <text:p>0,301029682</text:p>
          </table:table-cell>
          <table:table-cell table:number-columns-repeated="16378"/>
        </table:table-row>
        <table:table-row table:style-name="ro1">
          <table:table-cell office:value-type="float" office:value="1.9999985562586804" table:formula="of:=IF(SQRT([.A22]*[.B22])&lt;[.G$2];SQRT([.A22]*[.B22]);[.A22])" table:style-name="ce1">
            <text:p>1,999998556</text:p>
          </table:table-cell>
          <table:table-cell office:value-type="float" office:value="2.0000007521745653" table:formula="of:=IF(SQRT([.A22]*[.B22])&lt;[.G$2];[.B22];SQRT([.A22]*[.B22]))" table:style-name="ce1">
            <text:p>2,000000752</text:p>
          </table:table-cell>
          <table:table-cell office:value-type="float" office:value="0.30102968215942383" table:formula="of:=IF(SQRT([.A22]*[.B22])&lt;[.G$2];([.C22]+[.D22])/2;[.C22])" table:style-name="ce1">
            <text:p>0,301029682</text:p>
          </table:table-cell>
          <table:table-cell office:value-type="float" office:value="0.30103015899658203" table:formula="of:=IF(SQRT([.A22]*[.B22])&lt;[.G$2];[.D22];([.C22]+[.D22])/2)" table:style-name="ce1">
            <text:p>0,301030159</text:p>
          </table:table-cell>
          <table:table-cell office:value-type="float" office:value="1.9999996542163214" table:formula="of:=SQRT([.A23]*[.B23])" table:style-name="ce1">
            <text:p>1,999999654</text:p>
          </table:table-cell>
          <table:table-cell office:value-type="float" office:value="0.30102992057800293" table:formula="of:=([.C23]+[.D23])/2" table:style-name="ce1">
            <text:p>0,301029921</text:p>
          </table:table-cell>
          <table:table-cell table:number-columns-repeated="16378"/>
        </table:table-row>
        <table:table-row table:style-name="ro1">
          <table:table-cell office:value-type="float" office:value="1.9999996542163214" table:formula="of:=IF(SQRT([.A23]*[.B23])&lt;[.G$2];SQRT([.A23]*[.B23]);[.A23])" table:style-name="ce1">
            <text:p>1,999999654</text:p>
          </table:table-cell>
          <table:table-cell office:value-type="float" office:value="2.0000007521745653" table:formula="of:=IF(SQRT([.A23]*[.B23])&lt;[.G$2];[.B23];SQRT([.A23]*[.B23]))" table:style-name="ce1">
            <text:p>2,000000752</text:p>
          </table:table-cell>
          <table:table-cell office:value-type="float" office:value="0.30102992057800293" table:formula="of:=IF(SQRT([.A23]*[.B23])&lt;[.G$2];([.C23]+[.D23])/2;[.C23])" table:style-name="ce1">
            <text:p>0,301029921</text:p>
          </table:table-cell>
          <table:table-cell office:value-type="float" office:value="0.30103015899658203" table:formula="of:=IF(SQRT([.A23]*[.B23])&lt;[.G$2];[.D23];([.C23]+[.D23])/2)" table:style-name="ce1">
            <text:p>0,301030159</text:p>
          </table:table-cell>
          <table:table-cell office:value-type="float" office:value="2.0000002031953681" table:formula="of:=SQRT([.A24]*[.B24])" table:style-name="ce1">
            <text:p>2,000000203</text:p>
          </table:table-cell>
          <table:table-cell office:value-type="float" office:value="0.30103003978729248" table:formula="of:=([.C24]+[.D24])/2" table:style-name="ce1">
            <text:p>0,30103004</text:p>
          </table:table-cell>
          <table:table-cell table:number-columns-repeated="16378"/>
        </table:table-row>
        <table:table-row table:style-name="ro1">
          <table:table-cell office:value-type="float" office:value="1.9999996542163214" table:formula="of:=IF(SQRT([.A24]*[.B24])&lt;[.G$2];SQRT([.A24]*[.B24]);[.A24])" table:style-name="ce1">
            <text:p>1,999999654</text:p>
          </table:table-cell>
          <table:table-cell office:value-type="float" office:value="2.0000002031953681" table:formula="of:=IF(SQRT([.A24]*[.B24])&lt;[.G$2];[.B24];SQRT([.A24]*[.B24]))" table:style-name="ce1">
            <text:p>2,000000203</text:p>
          </table:table-cell>
          <table:table-cell office:value-type="float" office:value="0.30102992057800293" table:formula="of:=IF(SQRT([.A24]*[.B24])&lt;[.G$2];([.C24]+[.D24])/2;[.C24])" table:style-name="ce1">
            <text:p>0,301029921</text:p>
          </table:table-cell>
          <table:table-cell office:value-type="float" office:value="0.30103003978729248" table:formula="of:=IF(SQRT([.A24]*[.B24])&lt;[.G$2];[.D24];([.C24]+[.D24])/2)" table:style-name="ce1">
            <text:p>0,30103004</text:p>
          </table:table-cell>
          <table:table-cell office:value-type="float" office:value="1.9999999287058259" table:formula="of:=SQRT([.A25]*[.B25])" table:style-name="ce1">
            <text:p>1,999999929</text:p>
          </table:table-cell>
          <table:table-cell office:value-type="float" office:value="0.30102998018264771" table:formula="of:=([.C25]+[.D25])/2" table:style-name="ce1">
            <text:p>0,30102998</text:p>
          </table:table-cell>
          <table:table-cell table:number-columns-repeated="16378"/>
        </table:table-row>
        <table:table-row table:style-name="ro1">
          <table:table-cell office:value-type="float" office:value="1.9999999287058259" table:formula="of:=IF(SQRT([.A25]*[.B25])&lt;[.G$2];SQRT([.A25]*[.B25]);[.A25])" table:style-name="ce1">
            <text:p>1,999999929</text:p>
          </table:table-cell>
          <table:table-cell office:value-type="float" office:value="2.0000002031953681" table:formula="of:=IF(SQRT([.A25]*[.B25])&lt;[.G$2];[.B25];SQRT([.A25]*[.B25]))" table:style-name="ce1">
            <text:p>2,000000203</text:p>
          </table:table-cell>
          <table:table-cell office:value-type="float" office:value="0.30102998018264771" table:formula="of:=IF(SQRT([.A25]*[.B25])&lt;[.G$2];([.C25]+[.D25])/2;[.C25])" table:style-name="ce1">
            <text:p>0,30102998</text:p>
          </table:table-cell>
          <table:table-cell office:value-type="float" office:value="0.30103003978729248" table:formula="of:=IF(SQRT([.A25]*[.B25])&lt;[.G$2];[.D25];([.C25]+[.D25])/2)" table:style-name="ce1">
            <text:p>0,30103004</text:p>
          </table:table-cell>
          <table:table-cell office:value-type="float" office:value="2.0000000659505925" table:formula="of:=SQRT([.A26]*[.B26])" table:style-name="ce1">
            <text:p>2,000000066</text:p>
          </table:table-cell>
          <table:table-cell office:value-type="float" office:value="0.30103000998497009" table:formula="of:=([.C26]+[.D26])/2" table:style-name="ce1">
            <text:p>0,30103001</text:p>
          </table:table-cell>
          <table:table-cell table:number-columns-repeated="16378"/>
        </table:table-row>
        <table:table-row table:style-name="ro1">
          <table:table-cell office:value-type="float" office:value="1.9999999287058259" table:formula="of:=IF(SQRT([.A26]*[.B26])&lt;[.G$2];SQRT([.A26]*[.B26]);[.A26])" table:style-name="ce1">
            <text:p>1,999999929</text:p>
          </table:table-cell>
          <table:table-cell office:value-type="float" office:value="2.0000000659505925" table:formula="of:=IF(SQRT([.A26]*[.B26])&lt;[.G$2];[.B26];SQRT([.A26]*[.B26]))" table:style-name="ce1">
            <text:p>2,000000066</text:p>
          </table:table-cell>
          <table:table-cell office:value-type="float" office:value="0.30102998018264771" table:formula="of:=IF(SQRT([.A26]*[.B26])&lt;[.G$2];([.C26]+[.D26])/2;[.C26])" table:style-name="ce1">
            <text:p>0,30102998</text:p>
          </table:table-cell>
          <table:table-cell office:value-type="float" office:value="0.30103000998497009" table:formula="of:=IF(SQRT([.A26]*[.B26])&lt;[.G$2];[.D26];([.C26]+[.D26])/2)" table:style-name="ce1">
            <text:p>0,30103001</text:p>
          </table:table-cell>
          <table:table-cell office:value-type="float" office:value="1.9999999973282079" table:formula="of:=SQRT([.A27]*[.B27])" table:style-name="ce1">
            <text:p>1,999999997</text:p>
          </table:table-cell>
          <table:table-cell office:value-type="float" office:value="0.3010299950838089" table:formula="of:=([.C27]+[.D27])/2" table:style-name="ce1">
            <text:p>0,301029995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9" number:min-decimal-places="9" number:min-integer-digits="1"/>
    </number:number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Remi Bouyssounouse</dc:creator>
    <meta:creation-date>2009-04-16T11:32:48Z</meta:creation-date>
    <dc:date>2024-11-10T14:51:00Z</dc:date>
    <meta:editing-cycles>3</meta:editing-cycles>
    <meta:editing-duration>PT2938S</meta:editing-duration>
    <meta:user-defined meta:name="Info 1"/>
    <meta:user-defined meta:name="Info 2"/>
    <meta:user-defined meta:name="Info 3"/>
    <meta:user-defined meta:name="Info 4"/>
  </office:meta>
</office:document-meta>
</file>